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solid" draw:fill-color="#ffff99" draw:opacity="50%" draw:textarea-horizontal-align="left" draw:auto-grow-height="true" draw:auto-grow-width="true" fo:min-height="0cm" fo:min-width="0cm" draw:shadow-opacity="50%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text-properties fo:font-family="'Liberation Mono'" style:font-style-name="Normal" style:font-family-generic="modern" style:font-pitch="fixed" fo:font-size="12pt" fo:font-weight="bold" style:font-size-asian="18pt" style:font-weight-asian="bold" style:font-size-complex="18pt" style:font-weight-complex="bold"/>
    </style:style>
    <style:style style:name="P4" style:family="paragraph">
      <style:text-properties fo:font-family="'Liberation Mono'" style:font-style-name="Normal" style:font-family-generic="modern" style:font-pitch="fixed" fo:font-size="9pt" fo:font-weight="normal" style:font-size-asian="18pt" style:font-weight-asian="bold" style:font-size-complex="18pt" style:font-weight-complex="bold"/>
    </style:style>
    <style:style style:name="P5" style:family="paragraph">
      <style:text-properties fo:font-family="'Liberation Mono'" style:font-style-name="Normal" style:font-family-generic="modern" style:font-pitch="fixed" fo:font-size="9pt" fo:font-weight="normal" style:font-size-asian="18pt" style:font-weight-asian="bold" style:font-size-complex="18pt" style:font-weight-complex="bold"/>
    </style:style>
    <style:style style:name="P6" style:family="paragraph">
      <style:paragraph-properties fo:text-align="center">
        <style:tab-stops/>
      </style:paragraph-properties>
      <style:text-properties fo:font-family="'Liberation Mono'" style:font-style-name="Normal" style:font-family-generic="modern" style:font-pitch="fixed" fo:font-size="12pt" fo:font-weight="bold" style:font-size-asian="18pt" style:font-weight-asian="bold" style:font-size-complex="18pt" style:font-weight-complex="bold"/>
    </style:style>
    <style:style style:name="P7" style:family="paragraph">
      <style:text-properties fo:font-family="'Liberation Mono'" style:font-style-name="Normal" style:font-family-generic="modern" style:font-pitch="fixed" fo:font-size="10pt" fo:font-weight="normal" style:font-size-asian="10pt" style:font-weight-asian="bold" style:font-size-complex="10pt" style:font-weight-complex="bold"/>
    </style:style>
    <style:style style:name="P8" style:family="paragraph">
      <style:text-properties fo:font-family="'Liberation Mono'" style:font-style-name="Normal" style:font-family-generic="modern" style:font-pitch="fixed" fo:font-size="10pt" fo:font-weight="normal" style:font-size-asian="10pt" style:font-weight-asian="bold" style:font-size-complex="10pt" style:font-weight-complex="bold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16cm" svg:height="1.5cm" svg:x="1.2cm" svg:y="3.5cm">
          <text:p text:style-name="P1">Example<text:line-break/>projec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draw:layer="layout" svg:width="2.58cm" svg:height="1.5cm" svg:x="12cm" svg:y="3.5cm">
          <text:p text:style-name="P1">Archetype</text:p>
          <text:p text:style-name="P1">projec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layer="layout" svg:width="2.16cm" svg:height="1.5cm" svg:x="1.2cm" svg:y="9cm">
          <text:p text:style-name="P1">Generated</text:p>
          <text:p text:style-name="P1">projec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draw:layer="layout" svg:width="2.58cm" svg:height="1.5cm" svg:x="12cm" svg:y="9cm">
          <text:p text:style-name="P1">Archetype</text:p>
          <text:p text:style-name="P1"><text:span text:style-name="T1">(artifact.jar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2" draw:layer="layout" svg:width="7.5cm" svg:height="0.5cm" svg:x="4cm" svg:y="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7.5cm" svg:height="0.5cm" svg:x="4cm" svg:y="9.5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3.5cm" svg:height="0.5cm" draw:transform="rotate (1.5707963267946) translate (13cm 8.7cm)">
          <text:p/>
          <draw:enhanced-geometry svg:viewBox="0 0 21600 21600" draw:text-areas="0 ?f0 ?f5 ?f2" draw:mirror-vertic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7.868cm" svg:height="0.729cm" svg:x="3.832cm" svg:y="3.271cm">
          <draw:text-box>
            <text:p text:style-name="P3">archetype:create-from-project</text:p>
          </draw:text-box>
        </draw:frame>
        <draw:frame draw:style-name="gr4" draw:text-style-name="P3" draw:layer="layout" svg:width="5.074cm" svg:height="0.729cm" svg:x="5.5cm" svg:y="8.771cm">
          <draw:text-box>
            <text:p text:style-name="P3">archetype:generate</text:p>
          </draw:text-box>
        </draw:frame>
        <draw:frame draw:style-name="gr5" draw:text-style-name="P4" draw:layer="layout" svg:width="8.503cm" svg:height="3.851cm" svg:x="14.528cm" svg:y="1.9cm">
          <draw:text-box>
            <text:p text:style-name="P4">pom.xml</text:p>
            <text:p text:style-name="P4">| <text:s text:c="2"/><text:span text:style-name="T2">&lt;packaging&gt;maven-archetype&lt;/packaging&gt;</text:span></text:p>
            <text:p text:style-name="P5">`-- src</text:p>
            <text:p text:style-name="P5"><text:s text:c="4"/>`-- main</text:p>
            <text:p text:style-name="P5"><text:s text:c="4"/>| <text:s text:c="2"/>`-- resources</text:p>
            <text:p text:style-name="P5"><text:s text:c="4"/>| <text:s text:c="6"/>`-- ...</text:p>
            <text:p text:style-name="P5"><text:s text:c="4"/>`-- test</text:p>
            <text:p text:style-name="P5"><text:s text:c="8"/>`-- ressources</text:p>
            <text:p text:style-name="P5"><text:s text:c="12"/>`-- projects</text:p>
            <text:p text:style-name="P5"><text:s text:c="16"/>`-- ...</text:p>
          </draw:text-box>
        </draw:frame>
        <draw:frame draw:style-name="gr5" draw:text-style-name="P4" draw:layer="layout" svg:width="6.979cm" svg:height="2.771cm" svg:x="14.628cm" svg:y="8.3cm">
          <draw:text-box>
            <text:p text:style-name="P4">.</text:p>
            <text:p text:style-name="P4">|-- META-INF</text:p>
            <text:p text:style-name="P4">| <text:s text:c="2"/>`-- maven</text:p>
            <text:p text:style-name="P4">| <text:s text:c="6"/>`-- archetype-metadata.xml</text:p>
            <text:p text:style-name="P4">`-- archetype-resources</text:p>
            <text:p text:style-name="P4"><text:s text:c="4"/>|-- ...</text:p>
            <text:p text:style-name="P4"><text:s text:c="4"/>`-- pom.xml </text:p>
          </draw:text-box>
        </draw:frame>
        <draw:frame draw:style-name="gr4" draw:text-style-name="P6" draw:layer="layout" svg:width="4.566cm" svg:height="1.685cm" svg:x="8.72cm" svg:y="5.9cm">
          <draw:text-box>
            <text:p text:style-name="P6">package</text:p>
            <text:p text:style-name="P6">integration-test</text:p>
            <text:p text:style-name="P6">install</text:p>
          </draw:text-box>
        </draw:frame>
        <draw:frame draw:style-name="gr4" draw:text-style-name="P7" draw:layer="layout" svg:width="6.852cm" svg:height="1.445cm" svg:x="13.526cm" svg:y="6.02cm">
          <draw:text-box>
            <text:p text:style-name="P7">archetype:jar</text:p>
            <text:p text:style-name="P8">archetype:integration-test</text:p>
            <text:p text:style-name="P8">archetype:update-local-catalo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8-28T13:35:14</meta:creation-date>
    <dc:date>2011-08-28T14:12:55</dc:date>
    <meta:editing-duration>PT6M40S</meta:editing-duration>
    <meta:editing-cycles>1</meta:editing-cycles>
    <meta:document-statistic meta:object-count="13"/>
    <meta:generator>LibreOffice/3.3$Unix LibreOffice_project/330m19$Build-301</meta:generator>
  </office:meta>
</office:document-meta>
</file>